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monospace1"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e8f98" officeooo:paragraph-rsid="000e8f98"/>
    </style:style>
    <style:style style:name="P2" style:family="paragraph" style:parent-style-name="Standard">
      <style:paragraph-properties fo:text-align="start" style:justify-single-word="false"/>
      <style:text-properties officeooo:rsid="000e8f98" officeooo:paragraph-rsid="000e8f98"/>
    </style:style>
    <style:style style:name="P3" style:family="paragraph" style:parent-style-name="Standard">
      <style:paragraph-properties fo:text-align="start" style:justify-single-word="false"/>
      <style:text-properties officeooo:paragraph-rsid="000e8f98"/>
    </style:style>
    <style:style style:name="P4" style:family="paragraph" style:parent-style-name="Preformatted_20_Text">
      <loext:graphic-properties draw:fill="solid" draw:fill-color="#f8f9fa" draw:opacity="100%"/>
      <style:paragraph-properties fo:margin-top="0cm" fo:margin-bottom="0.499cm" loext:contextual-spacing="false" fo:line-height="130%" fo:orphans="2" fo:widows="2" fo:background-color="#f8f9fa" fo:padding="0.049cm" fo:border="0.06pt solid #eaecf0"/>
      <style:text-properties fo:font-variant="normal" fo:text-transform="none" fo:color="#000000" fo:letter-spacing="normal"/>
    </style:style>
    <style:style style:name="P5" style:family="paragraph" style:parent-style-name="Preformatted_20_Text">
      <loext:graphic-properties draw:fill="solid" draw:fill-color="#f8f9fa" draw:opacity="100%"/>
      <style:paragraph-properties fo:margin-top="0cm" fo:margin-bottom="0.499cm" loext:contextual-spacing="false" fo:line-height="130%" fo:orphans="2" fo:widows="2" fo:background-color="#f8f9fa" fo:padding="0.049cm" fo:border="0.06pt solid #eaecf0"/>
      <style:text-properties fo:font-variant="normal" fo:text-transform="none" fo:color="#000000" style:font-name="monospace1" fo:font-size="10.5pt" fo:letter-spacing="normal" fo:font-style="normal" fo:font-weight="normal"/>
    </style:style>
    <style:style style:name="P6" style:family="paragraph" style:parent-style-name="Preformatted_20_Text">
      <loext:graphic-properties draw:fill="solid" draw:fill-color="#f8f9fa" draw:opacity="100%"/>
      <style:paragraph-properties fo:line-height="130%" fo:orphans="2" fo:widows="2" fo:background-color="#f8f9fa" fo:padding="0.049cm" fo:border="0.06pt solid #eaecf0"/>
      <style:text-properties fo:font-variant="normal" fo:text-transform="none" fo:color="#000000" fo:letter-spacing="normal"/>
    </style:style>
    <style:style style:name="P7" style:family="paragraph" style:parent-style-name="Preformatted_20_Text">
      <loext:graphic-properties draw:fill="solid" draw:fill-color="#f8f9fa" draw:opacity="100%"/>
      <style:paragraph-properties fo:line-height="130%" fo:orphans="2" fo:widows="2" fo:background-color="#f8f9fa" fo:padding="0.049cm" fo:border="0.06pt solid #eaecf0"/>
      <style:text-properties fo:font-variant="normal" fo:text-transform="none" fo:color="#000000" style:font-name="monospace1" fo:font-size="10.5pt" fo:letter-spacing="normal" fo:font-style="normal" fo:font-weight="normal"/>
    </style:style>
    <style:style style:name="P8" style:family="paragraph" style:parent-style-name="Preformatted_20_Text">
      <style:paragraph-properties fo:margin-left="0cm" fo:margin-right="0cm" fo:text-indent="0cm" style:auto-text-indent="false"/>
      <style:text-properties fo:font-variant="normal" fo:text-transform="none" fo:color="#000000" style:font-name="monospace" fo:font-size="14pt" fo:letter-spacing="normal" fo:font-style="normal" fo:font-weight="normal" officeooo:paragraph-rsid="0014bb11"/>
    </style:style>
    <style:style style:name="P9" style:family="paragraph" style:parent-style-name="Preformatted_20_Text">
      <style:paragraph-properties fo:margin-left="0cm" fo:margin-right="0cm" fo:text-indent="0cm" style:auto-text-indent="false"/>
      <style:text-properties fo:font-variant="normal" fo:text-transform="none" fo:color="#000000" style:font-name="monospace" fo:font-size="14pt" fo:letter-spacing="normal" fo:font-style="normal" fo:font-weight="normal" officeooo:paragraph-rsid="001521cc"/>
    </style:style>
    <style:style style:name="P10" style:family="paragraph" style:parent-style-name="Preformatted_20_Text">
      <style:paragraph-properties fo:margin-left="0cm" fo:margin-right="0cm" fo:text-indent="0cm" style:auto-text-indent="false"/>
      <style:text-properties fo:font-variant="normal" fo:text-transform="none" fo:color="#000000" style:font-name="monospace1" fo:font-size="10.5pt" fo:letter-spacing="normal" fo:font-style="normal" fo:font-weight="normal" officeooo:rsid="000eabaf" officeooo:paragraph-rsid="000eabaf"/>
    </style:style>
    <style:style style:name="P11" style:family="paragraph" style:parent-style-name="Preformatted_20_Text">
      <style:paragraph-properties fo:margin-left="0cm" fo:margin-right="0cm" fo:text-indent="0cm" style:auto-text-indent="false"/>
      <style:text-properties fo:font-variant="normal" fo:text-transform="none" fo:color="#000000" style:font-name="monospace1" fo:font-size="10.5pt" fo:letter-spacing="normal" fo:font-style="normal" fo:font-weight="normal" officeooo:rsid="000efc30" officeooo:paragraph-rsid="000efc30"/>
    </style:style>
    <style:style style:name="P12" style:family="paragraph" style:parent-style-name="Preformatted_20_Text">
      <style:paragraph-properties fo:margin-left="0cm" fo:margin-right="0cm" fo:text-indent="0cm" style:auto-text-indent="false"/>
      <style:text-properties fo:font-variant="normal" fo:text-transform="none" fo:color="#000000" style:font-name="monospace1" fo:font-size="10.5pt" fo:letter-spacing="normal" fo:font-style="normal" fo:font-weight="normal" officeooo:rsid="00129907" officeooo:paragraph-rsid="00129907"/>
    </style:style>
    <style:style style:name="P13" style:family="paragraph" style:parent-style-name="List_20_Heading">
      <style:paragraph-properties fo:margin-left="0cm" fo:margin-right="0cm" fo:text-align="start" style:justify-single-word="false" fo:text-indent="0cm" style:auto-text-indent="false"/>
      <style:text-properties officeooo:rsid="000e8f98" officeooo:paragraph-rsid="000e8f98"/>
    </style:style>
    <style:style style:name="P14" style:family="paragraph" style:parent-style-name="List_20_Heading">
      <style:paragraph-properties fo:margin-left="0cm" fo:margin-right="0cm" fo:text-indent="0cm" style:auto-text-indent="false"/>
      <style:text-properties fo:font-variant="normal" fo:text-transform="none" fo:color="#000000" style:font-name="monospace" fo:font-size="14pt" fo:letter-spacing="normal" fo:font-style="normal" fo:font-weight="normal" officeooo:paragraph-rsid="000e8f98"/>
    </style:style>
    <style:style style:name="P15" style:family="paragraph" style:parent-style-name="List_20_Heading">
      <style:paragraph-properties fo:margin-left="0cm" fo:margin-right="0cm" fo:text-align="start" style:justify-single-word="false" fo:text-indent="0cm" style:auto-text-indent="false"/>
      <style:text-properties fo:font-variant="normal" fo:text-transform="none" fo:color="#000000" style:font-name="monospace" fo:font-size="14pt" fo:letter-spacing="normal" fo:font-style="normal" fo:font-weight="normal" officeooo:rsid="000e8f98" officeooo:paragraph-rsid="000e8f98"/>
    </style:style>
    <style:style style:name="P16" style:family="paragraph" style:parent-style-name="List_20_Contents">
      <style:paragraph-properties fo:margin-left="0cm" fo:margin-right="0cm" fo:text-indent="0cm" style:auto-text-indent="false"/>
      <style:text-properties fo:font-variant="normal" fo:text-transform="none" fo:color="#000000" style:font-name="monospace" fo:font-size="14pt" fo:letter-spacing="normal" fo:font-style="normal" fo:font-weight="normal" officeooo:paragraph-rsid="000e8f98"/>
    </style:style>
    <style:style style:name="P17" style:family="paragraph" style:parent-style-name="List_20_Contents">
      <style:paragraph-properties fo:margin-left="0cm" fo:margin-right="0cm" fo:text-indent="0cm" style:auto-text-indent="false"/>
      <style:text-properties fo:font-variant="normal" fo:text-transform="none" fo:color="#000000" style:font-name="monospace" fo:font-size="14pt" fo:letter-spacing="normal" fo:font-style="normal" fo:font-weight="normal" officeooo:rsid="000efc30" officeooo:paragraph-rsid="000efc30"/>
    </style:style>
    <style:style style:name="P18" style:family="paragraph" style:parent-style-name="List_20_Contents">
      <style:paragraph-properties fo:margin-left="0cm" fo:margin-right="0cm" fo:text-indent="0cm" style:auto-text-indent="false"/>
      <style:text-properties fo:font-variant="normal" fo:text-transform="none" fo:color="#000000" style:font-name="monospace" fo:font-size="14pt" fo:letter-spacing="normal" fo:font-style="normal" fo:font-weight="normal" officeooo:rsid="001149f9" officeooo:paragraph-rsid="001149f9"/>
    </style:style>
    <style:style style:name="P19" style:family="paragraph" style:parent-style-name="List_20_Contents">
      <style:paragraph-properties fo:margin-left="0cm" fo:margin-right="0cm" fo:text-indent="0cm" style:auto-text-indent="false"/>
      <style:text-properties fo:font-variant="normal" fo:text-transform="none" fo:color="#000000" style:font-name="monospace" fo:font-size="14pt" fo:letter-spacing="normal" fo:font-style="normal" fo:font-weight="normal" officeooo:rsid="0012f07d" officeooo:paragraph-rsid="0012f07d"/>
    </style:style>
    <style:style style:name="P20" style:family="paragraph" style:parent-style-name="List_20_Contents">
      <style:paragraph-properties fo:margin-left="0cm" fo:margin-right="0cm" fo:text-indent="0cm" style:auto-text-indent="false"/>
      <style:text-properties fo:font-variant="normal" fo:text-transform="none" fo:color="#000000" style:font-name="monospace" fo:font-size="14pt" fo:letter-spacing="normal" fo:font-style="normal" fo:font-weight="normal" officeooo:paragraph-rsid="0014bb11"/>
    </style:style>
    <style:style style:name="P21" style:family="paragraph" style:parent-style-name="List_20_Contents">
      <style:paragraph-properties fo:margin-left="0cm" fo:margin-right="0cm" fo:text-indent="0cm" style:auto-text-indent="false"/>
      <style:text-properties fo:font-variant="normal" fo:text-transform="none" fo:color="#000000" style:font-name="monospace" fo:font-size="14pt" fo:letter-spacing="normal" fo:font-style="normal" fo:font-weight="normal" officeooo:paragraph-rsid="001521cc"/>
    </style:style>
    <style:style style:name="P22" style:family="paragraph" style:parent-style-name="List_20_Contents">
      <style:paragraph-properties fo:margin-left="0cm" fo:margin-right="0cm" fo:text-indent="0cm" style:auto-text-indent="false"/>
      <style:text-properties fo:font-variant="normal" fo:text-transform="none" fo:color="#000000" style:font-name="monospace" fo:font-size="12pt" fo:letter-spacing="normal" fo:font-style="normal" fo:font-weight="normal" officeooo:rsid="000eabaf" officeooo:paragraph-rsid="000eabaf" style:font-size-asian="12pt" style:font-size-complex="12pt"/>
    </style:style>
    <style:style style:name="P23" style:family="paragraph" style:parent-style-name="List_20_Contents">
      <style:paragraph-properties fo:margin-left="0cm" fo:margin-right="0cm" fo:text-indent="0cm" style:auto-text-indent="false"/>
      <style:text-properties fo:font-variant="normal" fo:text-transform="none" fo:color="#000000" style:font-name="monospace" fo:font-size="12pt" fo:letter-spacing="normal" fo:font-style="normal" fo:font-weight="normal" officeooo:rsid="000efc30" officeooo:paragraph-rsid="000efc30" style:font-size-asian="12pt" style:font-size-complex="12pt"/>
    </style:style>
    <style:style style:name="P24" style:family="paragraph" style:parent-style-name="List_20_Contents">
      <style:paragraph-properties fo:margin-left="0cm" fo:margin-right="0cm" fo:text-indent="0cm" style:auto-text-indent="false"/>
      <style:text-properties fo:font-variant="normal" fo:text-transform="none" fo:color="#000000" style:font-name="monospace" fo:font-size="12pt" fo:letter-spacing="normal" fo:font-style="normal" fo:font-weight="normal" officeooo:rsid="00129907" officeooo:paragraph-rsid="00129907" style:font-size-asian="12pt" style:font-size-complex="12pt"/>
    </style:style>
    <style:style style:name="P25" style:family="paragraph" style:parent-style-name="List_20_Contents">
      <style:paragraph-properties fo:margin-left="0cm" fo:margin-right="0cm" fo:text-indent="0cm" style:auto-text-indent="false"/>
      <style:text-properties fo:font-variant="normal" fo:text-transform="none" fo:color="#000000" style:font-name="monospace" fo:font-size="12pt" fo:letter-spacing="normal" fo:font-style="normal" fo:font-weight="normal" officeooo:paragraph-rsid="000e8f98" style:font-size-asian="12pt" style:font-size-complex="12pt"/>
    </style:style>
    <style:style style:name="T1" style:family="text">
      <style:text-properties fo:font-variant="normal" fo:text-transform="none" fo:color="#000000" style:font-name="monospace" fo:font-size="14pt" fo:letter-spacing="normal" fo:font-style="normal" fo:font-weight="normal"/>
    </style:style>
    <style:style style:name="T2" style:family="text">
      <style:text-properties officeooo:rsid="000efc30"/>
    </style:style>
    <style:style style:name="T3" style:family="text">
      <style:text-properties fo:color="#b00040"/>
    </style:style>
    <style:style style:name="T4" style:family="text">
      <style:text-properties fo:color="#b00040" style:font-name="monospace1" fo:font-size="10.5pt"/>
    </style:style>
    <style:style style:name="T5" style:family="text">
      <style:text-properties fo:color="#b00040" style:font-name="monospace1" fo:font-size="10.5pt" fo:font-style="normal" fo:font-weight="normal"/>
    </style:style>
    <style:style style:name="T6" style:family="text">
      <style:text-properties fo:color="#bbbbbb"/>
    </style:style>
    <style:style style:name="T7" style:family="text">
      <style:text-properties fo:color="#bbbbbb" style:font-name="monospace1" fo:font-size="10.5pt"/>
    </style:style>
    <style:style style:name="T8" style:family="text">
      <style:text-properties fo:color="#bbbbbb" style:font-name="monospace1" fo:font-size="10.5pt" fo:font-style="normal" fo:font-weight="normal"/>
    </style:style>
    <style:style style:name="T9" style:family="text">
      <style:text-properties fo:color="#666666"/>
    </style:style>
    <style:style style:name="T10" style:family="text">
      <style:text-properties fo:color="#666666" style:font-name="monospace1" fo:font-size="10.5pt"/>
    </style:style>
    <style:style style:name="T11" style:family="text">
      <style:text-properties fo:color="#666666" style:font-name="monospace1" fo:font-size="10.5pt" fo:font-style="normal" fo:font-weight="normal"/>
    </style:style>
    <style:style style:name="T12" style:family="text">
      <style:text-properties style:font-name="monospace1" fo:font-size="10.5pt"/>
    </style:style>
    <style:style style:name="T13" style:family="text">
      <style:text-properties style:font-name="monospace1" fo:font-size="10.5pt" fo:font-style="normal" fo:font-weight="normal"/>
    </style:style>
    <style:style style:name="T14" style:family="text">
      <style:text-properties fo:color="#008000" style:font-name="monospace1" fo:font-size="10.5pt" fo:font-style="normal" fo:font-weight="bold"/>
    </style:style>
    <style:style style:name="T15" style:family="text">
      <style:text-properties fo:color="#008000" fo:font-weight="bold"/>
    </style:style>
    <style:style style:name="T16" style:family="text">
      <style:text-properties fo:font-size="12pt" style:font-size-asian="12pt" style:font-size-complex="12pt"/>
    </style:style>
    <style:style style:name="T17" style:family="text">
      <style:text-properties fo:font-size="12pt" officeooo:rsid="001149f9" style:font-size-asian="12pt" style:font-size-complex="12pt"/>
    </style:style>
    <style:style style:name="T18" style:family="text">
      <style:text-properties fo:font-size="12pt" officeooo:rsid="0014bb11" style:font-size-asian="12pt" style:font-size-complex="12pt"/>
    </style:style>
    <style:style style:name="T19" style:family="text">
      <style:text-properties officeooo:rsid="0012f07d"/>
    </style:style>
    <style:style style:name="T20" style:family="text">
      <style:text-properties officeooo:rsid="001149f9"/>
    </style:style>
    <style:style style:name="T21" style:family="text">
      <style:text-properties officeooo:rsid="0014bb11"/>
    </style:style>
    <style:style style:name="T22" style:family="text">
      <style:text-properties officeooo:rsid="001521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timisation du gcc pour les boucles</text:p>
      <text:p text:style-name="P1"/>
      <text:p text:style-name="P2">Nous allons etudier ici quelques commandes qui permettent d’optimiser la compilation des boucles</text:p>
      <text:p text:style-name="P3"><text:span text:style-name="T1"/></text:p>
      <text:p text:style-name="P16"/>
      <text:p text:style-name="P16">-fpeel-loops :</text:p>
      <text:p text:style-name="P22">le peeling de boucle est un cas particulier du decoupage de boucle. Le decoupage de boucle est une methode d’optimisation du compilateur. Celui-ci elimine les dependances. Il simplifie la boucle en plusieurs boucles afin d’eliminer des dependances. Ainsi ces boucles auront le meme corps mais vont iterer differentes parties de la boucle. <text:span text:style-name="T2">La particularite du peeling de boucle va etre que si le compilateur detecte une ou quelques iterations problematiques il va la sortir de la boucle et l’executer en dehors de la boucle (c’est pour cela que ca s’appelle l’epluchage).Ainsi si l’on a par exemple :</text:span></text:p>
      <text:p text:style-name="P10"><text:span text:style-name="T3">int</text:span><text:span text:style-name="T6"> </text:span>p<text:span text:style-name="T6"> </text:span><text:span text:style-name="T9">=</text:span><text:span text:style-name="T6"> </text:span><text:span text:style-name="T9">10</text:span>;</text:p>
      <text:p text:style-name="P6"><text:span text:style-name="T6"><text:s/></text:span><text:span text:style-name="T14">for</text:span><text:span text:style-name="T8"> </text:span><text:span text:style-name="T13">(</text:span><text:span text:style-name="T5">int</text:span><text:span text:style-name="T8"> </text:span><text:span text:style-name="T13">i</text:span><text:span text:style-name="T11">=0</text:span><text:span text:style-name="T13">;</text:span><text:span text:style-name="T8"> </text:span><text:span text:style-name="T13">i</text:span><text:span text:style-name="T11">&lt;10</text:span><text:span text:style-name="T13">;</text:span><text:span text:style-name="T8"> </text:span><text:span text:style-name="T11">++</text:span><text:span text:style-name="T13">i)</text:span></text:p>
      <text:p text:style-name="P6"><text:span text:style-name="T6"><text:s/></text:span><text:span text:style-name="T13">{</text:span></text:p>
      <text:p text:style-name="P6"><text:span text:style-name="T6"><text:s text:c="3"/></text:span><text:span text:style-name="T13">y[i]</text:span><text:span text:style-name="T8"> </text:span><text:span text:style-name="T11">=</text:span><text:span text:style-name="T8"> </text:span><text:span text:style-name="T13">x[i]</text:span><text:span text:style-name="T8"> </text:span><text:span text:style-name="T11">+</text:span><text:span text:style-name="T8"> </text:span><text:span text:style-name="T13">x[p];</text:span></text:p>
      <text:p text:style-name="P6"><text:span text:style-name="T6"><text:s text:c="3"/></text:span><text:span text:style-name="T13">p</text:span><text:span text:style-name="T8"> </text:span><text:span text:style-name="T11">=</text:span><text:span text:style-name="T8"> </text:span><text:span text:style-name="T13">i;</text:span></text:p>
      <text:p text:style-name="P4"><text:span text:style-name="T6"><text:s/></text:span><text:span text:style-name="T13">}</text:span></text:p>
      <text:p text:style-name="P23">le compilateur avec <text:s/>fpeel-loops va remarquer que p=10 seulement a la premiere iteration et donc il va compiler comme si le code etait ecris :</text:p>
      <text:p text:style-name="P11">y[<text:span text:style-name="T9">0</text:span>]<text:span text:style-name="T6"> </text:span><text:span text:style-name="T9">=</text:span><text:span text:style-name="T6"> </text:span>x[<text:span text:style-name="T9">0</text:span>]<text:span text:style-name="T6"> </text:span><text:span text:style-name="T9">+</text:span><text:span text:style-name="T6"> </text:span>x[<text:span text:style-name="T9">10</text:span>];</text:p>
      <text:p text:style-name="P6"><text:span text:style-name="T6"><text:s/></text:span><text:span text:style-name="T14">for</text:span><text:span text:style-name="T8"> </text:span><text:span text:style-name="T13">(</text:span><text:span text:style-name="T5">int</text:span><text:span text:style-name="T8"> </text:span><text:span text:style-name="T13">i</text:span><text:span text:style-name="T11">=1</text:span><text:span text:style-name="T13">;</text:span><text:span text:style-name="T8"> </text:span><text:span text:style-name="T13">i</text:span><text:span text:style-name="T11">&lt;10</text:span><text:span text:style-name="T13">;</text:span><text:span text:style-name="T8"> </text:span><text:span text:style-name="T11">++</text:span><text:span text:style-name="T13">i)</text:span></text:p>
      <text:p text:style-name="P6"><text:span text:style-name="T6"><text:s/></text:span><text:span text:style-name="T13">{</text:span></text:p>
      <text:p text:style-name="P6"><text:span text:style-name="T6"><text:s text:c="3"/></text:span><text:span text:style-name="T13">y[i]</text:span><text:span text:style-name="T8"> </text:span><text:span text:style-name="T11">=</text:span><text:span text:style-name="T8"> </text:span><text:span text:style-name="T13">x[i]</text:span><text:span text:style-name="T8"> </text:span><text:span text:style-name="T11">+</text:span><text:span text:style-name="T8"> </text:span><text:span text:style-name="T13">x[i</text:span><text:span text:style-name="T11">-1</text:span><text:span text:style-name="T13">];</text:span></text:p>
      <text:p text:style-name="P4"><text:span text:style-name="T6"><text:s/></text:span><text:span text:style-name="T13">}</text:span></text:p>
      <text:p text:style-name="P17"><text:span text:style-name="T16">et donc on peu remarquer que le p ici n’est plus utiliser et est remplacer par directement 10 et la premiere iteration est sorti du corps de la boucle et est remplace par</text:span> <text:span text:style-name="T12">y[</text:span><text:span text:style-name="T10">0</text:span><text:span text:style-name="T12">]</text:span><text:span text:style-name="T7"> </text:span><text:span text:style-name="T10">=</text:span><text:span text:style-name="T7"> </text:span><text:span text:style-name="T12">x[</text:span><text:span text:style-name="T10">0</text:span><text:span text:style-name="T12">]</text:span><text:span text:style-name="T7"> </text:span><text:span text:style-name="T10">+</text:span><text:span text:style-name="T7"> </text:span><text:span text:style-name="T12">x[</text:span><text:span text:style-name="T10">10</text:span><text:span text:style-name="T12">]; </text:span></text:p>
      <text:p text:style-name="P16"/>
      <text:p text:style-name="P18">-fmove-loop-invariants :</text:p>
      <text:p text:style-name="P24">le loop invariant loop est une optimisation du compilateur qui permet de sortir un invariant d’une boucle sans <text:span text:style-name="T19">changer sa semantique. Par exemple :</text:span></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int</text:span><text:span text:style-name="T6"> </text:span>i<text:span text:style-name="T6"> </text:span><text:span text:style-name="T9">=</text:span><text:span text:style-name="T6"> </text:span><text:span text:style-name="T9">0</text:span>;</text:p>
      <text:p text:style-name="P7"><text:span text:style-name="T15">while</text:span><text:span text:style-name="T6"> </text:span>(i<text:span text:style-name="T6"> </text:span><text:span text:style-name="T9">&lt;</text:span><text:span text:style-name="T6"> </text:span>n)<text:span text:style-name="T6"> </text:span>{</text:p>
      <text:p text:style-name="P6"><text:soft-page-break/><text:span text:style-name="T6"><text:s text:c="4"/></text:span><text:span text:style-name="T13">x</text:span><text:span text:style-name="T8"> </text:span><text:span text:style-name="T11">=</text:span><text:span text:style-name="T8"> </text:span><text:span text:style-name="T13">y</text:span><text:span text:style-name="T8"> </text:span><text:span text:style-name="T11">+</text:span><text:span text:style-name="T8"> </text:span><text:span text:style-name="T13">z;</text:span></text:p>
      <text:p text:style-name="P6"><text:span text:style-name="T6"><text:s text:c="4"/></text:span><text:span text:style-name="T13">a[i]</text:span><text:span text:style-name="T8"> </text:span><text:span text:style-name="T11">=</text:span><text:span text:style-name="T8"> </text:span><text:span text:style-name="T11">6</text:span><text:span text:style-name="T8"> </text:span><text:span text:style-name="T11">*</text:span><text:span text:style-name="T8"> </text:span><text:span text:style-name="T13">i</text:span><text:span text:style-name="T8"> </text:span><text:span text:style-name="T11">+</text:span><text:span text:style-name="T8"> </text:span><text:span text:style-name="T13">x</text:span><text:span text:style-name="T8"> </text:span><text:span text:style-name="T11">*</text:span><text:span text:style-name="T8"> </text:span><text:span text:style-name="T13">x;</text:span></text:p>
      <text:p text:style-name="P6"><text:span text:style-name="T6"><text:s text:c="4"/></text:span><text:span text:style-name="T11">++</text:span><text:span text:style-name="T13">i;</text:span></text:p>
      <text:p text:style-name="P5">}</text:p>
      <text:p text:style-name="P19"><text:span text:style-name="T16">on peut voir que x=y+z est un invariant dans la boucle et donc le </text:span><text:span text:style-name="T17">fmove-loop-invariants  </text:span><text:span text:style-name="T16">va le sortir de la boucle sans en changer le sens.</text:span></text:p>
      <text:p text:style-name="P24"/>
      <text:p text:style-name="P25"/>
      <text:p text:style-name="P16"><text:span text:style-name="Source_20_Text"><text:span text:style-name="T16"/></text:span></text:p>
      <text:p text:style-name="P14"><text:span text:style-name="Source_20_Text"><text:span text:style-name="T16">-funswitch-loops</text:span></text:span></text:p>
      <text:p text:style-name="P20"><text:span text:style-name="Source_20_Text"><text:span text:style-name="T18">le funswitch-loops est une methode d’optimisation du compilateur qui va permettre de sortir une condition situe a linterieur d’une boucle a l’exterieur de celle-ci. Pour ceux elle va dupliquer le corps de la boucle en en placant a l’interieur de conditions qui etaient de base a l’interieur. Cela permet d’avoir une meilleure parrallelisation de la boucle (c’est une technique d’optimisation de boucle) et donc ameliore la vitesse du programme. Montrons un exemple de funswitch-loops :</text:span></text:span></text:p>
      <text:p text:style-name="P8"><text:span text:style-name="Source_20_Text"><text:span text:style-name="T4">int</text:span></text:span><text:span text:style-name="Source_20_Text"><text:span text:style-name="T7"> </text:span></text:span><text:span text:style-name="Source_20_Text"><text:span text:style-name="T12">i,</text:span></text:span><text:span text:style-name="Source_20_Text"><text:span text:style-name="T7"> </text:span></text:span><text:span text:style-name="Source_20_Text"><text:span text:style-name="T12">w,</text:span></text:span><text:span text:style-name="Source_20_Text"><text:span text:style-name="T7"> </text:span></text:span><text:span text:style-name="Source_20_Text"><text:span text:style-name="T12">x[</text:span></text:span><text:span text:style-name="Source_20_Text"><text:span text:style-name="T10">1000</text:span></text:span><text:span text:style-name="Source_20_Text"><text:span text:style-name="T12">],</text:span></text:span><text:span text:style-name="Source_20_Text"><text:span text:style-name="T7"> </text:span></text:span><text:span text:style-name="Source_20_Text"><text:span text:style-name="T12">y[</text:span></text:span><text:span text:style-name="Source_20_Text"><text:span text:style-name="T10">1000</text:span></text:span><text:span text:style-name="Source_20_Text"><text:span text:style-name="T12">];</text:span></text:span></text:p>
      <text:p text:style-name="P6"><text:span text:style-name="T6"><text:s text:c="2"/></text:span><text:span text:style-name="T14">for</text:span><text:span text:style-name="T8"> </text:span><text:span text:style-name="T13">(i</text:span><text:span text:style-name="T8"> </text:span><text:span text:style-name="T11">=</text:span><text:span text:style-name="T8"> </text:span><text:span text:style-name="T11">0</text:span><text:span text:style-name="T13">;</text:span><text:span text:style-name="T8"> </text:span><text:span text:style-name="T13">i</text:span><text:span text:style-name="T8"> </text:span><text:span text:style-name="T11">&lt;</text:span><text:span text:style-name="T8"> </text:span><text:span text:style-name="T11">1000</text:span><text:span text:style-name="T13">;</text:span><text:span text:style-name="T8"> </text:span><text:span text:style-name="T13">i</text:span><text:span text:style-name="T11">++</text:span><text:span text:style-name="T13">)</text:span><text:span text:style-name="T8"> </text:span><text:span text:style-name="T13">{</text:span></text:p>
      <text:p text:style-name="P6"><text:span text:style-name="T6"><text:s text:c="4"/></text:span><text:span text:style-name="T13">x[i]</text:span><text:span text:style-name="T8"> </text:span><text:span text:style-name="T11">+=</text:span><text:span text:style-name="T8"> </text:span><text:span text:style-name="T13">y[i];</text:span></text:p>
      <text:p text:style-name="P6"><text:span text:style-name="T6"><text:s text:c="4"/></text:span><text:span text:style-name="T14">if</text:span><text:span text:style-name="T8"> </text:span><text:span text:style-name="T13">(w)</text:span></text:p>
      <text:p text:style-name="P6"><text:span text:style-name="T6"><text:s text:c="6"/></text:span><text:span text:style-name="T13">y[i]</text:span><text:span text:style-name="T8"> </text:span><text:span text:style-name="T11">=</text:span><text:span text:style-name="T8"> </text:span><text:span text:style-name="T11">0</text:span><text:span text:style-name="T13">;</text:span></text:p>
      <text:p text:style-name="P4"><text:span text:style-name="T6"><text:s text:c="2"/></text:span><text:span text:style-name="T13">}</text:span></text:p>
      <text:p text:style-name="P21"><text:span text:style-name="Source_20_Text"><text:span text:style-name="T22">ici on peut sortir le if(w) et dupliquer les boucles for.</text:span></text:span></text:p>
      <text:p text:style-name="P21"><text:span text:style-name="Source_20_Text"><text:span text:style-name="T22">Ainsi le compilateur pourra transformer cela en :</text:span></text:span></text:p>
      <text:p text:style-name="P9"><text:span text:style-name="Source_20_Text"><text:span text:style-name="T4">int</text:span></text:span><text:span text:style-name="Source_20_Text"><text:span text:style-name="T7"> </text:span></text:span><text:span text:style-name="Source_20_Text"><text:span text:style-name="T12">i,</text:span></text:span><text:span text:style-name="Source_20_Text"><text:span text:style-name="T7"> </text:span></text:span><text:span text:style-name="Source_20_Text"><text:span text:style-name="T12">w,</text:span></text:span><text:span text:style-name="Source_20_Text"><text:span text:style-name="T7"> </text:span></text:span><text:span text:style-name="Source_20_Text"><text:span text:style-name="T12">x[</text:span></text:span><text:span text:style-name="Source_20_Text"><text:span text:style-name="T10">1000</text:span></text:span><text:span text:style-name="Source_20_Text"><text:span text:style-name="T12">],</text:span></text:span><text:span text:style-name="Source_20_Text"><text:span text:style-name="T7"> </text:span></text:span><text:span text:style-name="Source_20_Text"><text:span text:style-name="T12">y[</text:span></text:span><text:span text:style-name="Source_20_Text"><text:span text:style-name="T10">1000</text:span></text:span><text:span text:style-name="Source_20_Text"><text:span text:style-name="T12">];</text:span></text:span></text:p>
      <text:p text:style-name="P6"><text:span text:style-name="T6"><text:s text:c="2"/></text:span><text:span text:style-name="T14">if</text:span><text:span text:style-name="T8"> </text:span><text:span text:style-name="T13">(w)</text:span><text:span text:style-name="T8"> </text:span><text:span text:style-name="T13">{</text:span></text:p>
      <text:p text:style-name="P6"><text:span text:style-name="T6"><text:s text:c="4"/></text:span><text:span text:style-name="T14">for</text:span><text:span text:style-name="T8"> </text:span><text:span text:style-name="T13">(i</text:span><text:span text:style-name="T8"> </text:span><text:span text:style-name="T11">=</text:span><text:span text:style-name="T8"> </text:span><text:span text:style-name="T11">0</text:span><text:span text:style-name="T13">;</text:span><text:span text:style-name="T8"> </text:span><text:span text:style-name="T13">i</text:span><text:span text:style-name="T8"> </text:span><text:span text:style-name="T11">&lt;</text:span><text:span text:style-name="T8"> </text:span><text:span text:style-name="T11">1000</text:span><text:span text:style-name="T13">;</text:span><text:span text:style-name="T8"> </text:span><text:span text:style-name="T13">i</text:span><text:span text:style-name="T11">++</text:span><text:span text:style-name="T13">)</text:span><text:span text:style-name="T8"> </text:span><text:span text:style-name="T13">{</text:span></text:p>
      <text:p text:style-name="P6"><text:span text:style-name="T6"><text:s text:c="6"/></text:span><text:span text:style-name="T13">x[i]</text:span><text:span text:style-name="T8"> </text:span><text:span text:style-name="T11">+=</text:span><text:span text:style-name="T8"> </text:span><text:span text:style-name="T13">y[i];</text:span></text:p>
      <text:p text:style-name="P6"><text:span text:style-name="T6"><text:s text:c="6"/></text:span><text:span text:style-name="T13">y[i]</text:span><text:span text:style-name="T8"> </text:span><text:span text:style-name="T11">=</text:span><text:span text:style-name="T8"> </text:span><text:span text:style-name="T11">0</text:span><text:span text:style-name="T13">;</text:span></text:p>
      <text:p text:style-name="P6"><text:span text:style-name="T6"><text:s text:c="4"/></text:span><text:span text:style-name="T13">}</text:span></text:p>
      <text:p text:style-name="P6"><text:span text:style-name="T6"><text:s text:c="2"/></text:span><text:span text:style-name="T13">}</text:span><text:span text:style-name="T8"> </text:span><text:span text:style-name="T14">else</text:span><text:span text:style-name="T8"> </text:span><text:span text:style-name="T13">{</text:span></text:p>
      <text:p text:style-name="P6"><text:span text:style-name="T6"><text:s text:c="4"/></text:span><text:span text:style-name="T14">for</text:span><text:span text:style-name="T8"> </text:span><text:span text:style-name="T13">(i</text:span><text:span text:style-name="T8"> </text:span><text:span text:style-name="T11">=</text:span><text:span text:style-name="T8"> </text:span><text:span text:style-name="T11">0</text:span><text:span text:style-name="T13">;</text:span><text:span text:style-name="T8"> </text:span><text:span text:style-name="T13">i</text:span><text:span text:style-name="T8"> </text:span><text:span text:style-name="T11">&lt;</text:span><text:span text:style-name="T8"> </text:span><text:span text:style-name="T11">1000</text:span><text:span text:style-name="T13">;</text:span><text:span text:style-name="T8"> </text:span><text:span text:style-name="T13">i</text:span><text:span text:style-name="T11">++</text:span><text:span text:style-name="T13">)</text:span><text:span text:style-name="T8"> </text:span><text:span text:style-name="T13">{</text:span></text:p>
      <text:p text:style-name="P6"><text:span text:style-name="T6"><text:s text:c="6"/></text:span><text:span text:style-name="T13">x[i]</text:span><text:span text:style-name="T8"> </text:span><text:span text:style-name="T11">+=</text:span><text:span text:style-name="T8"> </text:span><text:span text:style-name="T13">y[i];</text:span></text:p>
      <text:p text:style-name="P6"><text:span text:style-name="T6"><text:s text:c="4"/></text:span><text:span text:style-name="T13">}</text:span></text:p>
      <text:p text:style-name="P4"><text:span text:style-name="T6"><text:s text:c="2"/></text:span><text:span text:style-name="T13">}</text:span></text:p>
      <text:p text:style-name="P21"><text:span text:style-name="Source_20_Text"/></text:p>
      <text:p text:style-name="P13"><text:span text:style-name="Source_20_Text"/></text:p>
      <text:p text:style-name="P15"><text:span text:style-name="Source_20_Tex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monospace1"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19T16:33:22.583247898</meta:creation-date>
    <dc:date>2022-01-19T19:05:48.923631536</dc:date>
    <meta:editing-duration>PT10M24S</meta:editing-duration>
    <meta:editing-cycles>2</meta:editing-cycles>
    <meta:generator>LibreOffice/6.0.7.3$Linux_X86_64 LibreOffice_project/00m0$Build-3</meta:generator>
    <meta:document-statistic meta:table-count="0" meta:image-count="0" meta:object-count="0" meta:page-count="2" meta:paragraph-count="47" meta:word-count="453" meta:character-count="2492" meta:non-whitespace-character-count="1998"/>
  </office:meta>
</office:document-meta>
</file>